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top" draw:auto-grow-height="false" fo:wrap-option="wrap"/>
    </style:style>
    <style:style style:name="gr2" style:family="graphic" style:parent-style-name="standard">
      <style:graphic-properties draw:fill="solid" draw:fill-color="#e6e6e6" draw:textarea-horizontal-align="right" draw:textarea-vertical-align="bottom" draw:auto-grow-height="false" fo:wrap-option="wrap"/>
    </style:style>
    <style:style style:name="gr3" style:family="graphic" style:parent-style-name="standard">
      <style:graphic-properties draw:stroke="dash" draw:stroke-dash="Ultrafine_20_Dashed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4cc8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5af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5af3d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svg:stroke-width="0.1cm" svg:stroke-color="#008000" draw:marker-start-width="0.4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ce0ff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stroke="solid" draw:stroke-dash="Fine_20_Dashed" svg:stroke-width="0.05cm" draw:marker-start-width="0.38cm" draw:marker-end="Arrow" draw:marker-end-width="0.38cm" draw:fill="solid" draw:fill-color="#7da647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cm" draw:marker-start-width="0.38cm" draw:marker-end="Arrow" draw:marker-end-width="0.38cm" draw:fill="solid" draw:fill-color="#7da647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8000" draw:marker-start-width="0.45cm" draw:marker-end="Arrow" draw:marker-end-width="0.45cm" draw:fill="none" draw:fill-color="#7da647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4" style:family="graphic" style:parent-style-name="standard">
      <style:graphic-properties draw:fill-color="#cce0ff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5cm" svg:height="4.5cm" svg:x="0.1cm" svg:y="14.6cm">
          <text:p text:style-name="P1">User m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14.5cm" svg:x="0.1cm" svg:y="0.1cm">
          <text:p text:style-name="P1">Kernel mo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12cm" svg:x="0.6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5" draw:layer="layout" svg:width="6cm" svg:height="6.5cm" svg:x="2.8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1" draw:layer="layout" svg:width="6.4cm" svg:height="1.5cm" svg:x="1.6cm" svg:y="1.1cm">
          <text:p text:style-name="P1"><text:span text:style-name="T1">Loading Det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2" draw:layer="layout" svg:width="6.4cm" svg:height="1.5cm" svg:x="1.6cm" svg:y="3.5cm">
          <text:p text:style-name="P1"><text:span text:style-name="T1">Call Instrumentation Facil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cm" svg:height="1.5cm" svg:x="3.3cm" svg:y="6.1cm">
          <text:p text:style-name="P1"><text:span text:style-name="T1">Call Monito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id="id4" draw:layer="layout" svg:width="5.5cm" svg:height="5.5cm" svg:x="11.8cm" svg:y="6.1cm">
          <text:p text:style-name="P1"><text:span text:style-name="T2">Kernel Module under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cm" svg:height="1.5cm" svg:x="3.3cm" svg:y="8.1cm">
          <text:p text:style-name="P1"><text:span text:style-name="T1">Base Check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.5cm" svg:x="3.3cm" svg:y="10.1cm">
          <text:p text:style-name="P1"><text:span text:style-name="T1">Fault Simulato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.8cm" svg:y1="2.6cm" svg:x2="4.8cm" svg:y2="3.5cm" draw:start-shape="id1" draw:start-glue-point="2" draw:end-shape="id2" draw:end-glue-point="0" svg:d="m4800 2600v900">
          <text:p/>
        </draw:connector>
        <draw:custom-shape draw:style-name="gr9" draw:text-style-name="P1" draw:id="id3" draw:layer="layout" svg:width="7cm" svg:height="2.5cm" svg:x="11.1cm" svg:y="0.6cm">
          <text:p text:style-name="P1">Kernel Module Loading Facilitie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8cm" svg:y1="1.85cm" svg:x2="11.1cm" svg:y2="1.85cm" draw:start-shape="id1" draw:start-glue-point="1" draw:end-shape="id3" draw:end-glue-point="3" svg:d="m8000 1850h3100">
          <text:p/>
        </draw:connector>
        <draw:connector draw:style-name="gr10" draw:text-style-name="P1" draw:layer="layout" svg:x1="8cm" svg:y1="4.25cm" svg:x2="14.55cm" svg:y2="6.1cm" draw:start-shape="id2" draw:start-glue-point="1" draw:end-shape="id4" draw:end-glue-point="0" svg:d="m8000 4250h6550v1850">
          <text:p/>
        </draw:connector>
        <draw:line draw:style-name="gr11" draw:text-style-name="P1" draw:layer="layout" svg:x1="12.8cm" svg:y1="3.1cm" svg:x2="12.8cm" svg:y2="6.1cm">
          <text:p/>
        </draw:line>
        <draw:line draw:style-name="gr11" draw:text-style-name="P1" draw:layer="layout" svg:x1="16.3cm" svg:y1="3.1cm" svg:x2="16.3cm" svg:y2="6.1cm">
          <text:p/>
        </draw:line>
        <draw:connector draw:style-name="gr12" draw:text-style-name="P1" draw:layer="layout" svg:x1="1.6cm" svg:y1="4.25cm" svg:x2="2.8cm" svg:y2="8.85cm" draw:start-shape="id2" draw:end-shape="id5" draw:end-glue-point="3" svg:d="m1600 4250h-501v4600h1701">
          <text:p/>
        </draw:connector>
        <draw:custom-shape draw:style-name="gr13" draw:text-style-name="P1" draw:layer="layout" svg:width="2.7cm" svg:height="0.8cm" svg:x="8.9cm" svg:y="8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cm" svg:height="2cm" svg:x="5.6cm" svg:y="13.7cm">
          <text:p text:style-name="P1"><text:span text:style-name="T1">Data Coll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2cm" svg:x="1.1cm" svg:y="13.7cm">
          <text:p text:style-name="P1"><text:span text:style-name="T1">Control Interf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5cm" svg:height="1cm" draw:transform="rotate (1.5707963267946) translate (2.6cm 13.6cm)">
          <text:p/>
          <draw:enhanced-geometry svg:viewBox="0 0 21600 21600" draw:mirror-vertical="tru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8.5cm" svg:height="1.7cm" svg:x="1.1cm" svg:y="16.8cm">
          <text:p text:style-name="P1"><text:span text:style-name="T1">Kernel Module Analysis </text:span></text:p>
          <text:p text:style-name="P1"><text:span text:style-name="T1">API + Tools 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5cm" svg:height="1cm" draw:transform="rotate (1.5707963267946) translate (7.1cm 13.6cm)">
          <text:p/>
          <draw:enhanced-geometry svg:viewBox="0 0 21600 21600" draw:mirror-vertical="fals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95cm" svg:height="1cm" draw:transform="rotate (1.5707963267946) translate (7.1cm 16.75cm)">
          <text:p/>
          <draw:enhanced-geometry svg:viewBox="0 0 21600 21600" draw:mirror-vertical="fals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95cm" svg:height="1cm" draw:transform="rotate (1.5707963267946) translate (2.6cm 16.7cm)">
          <text:p/>
          <draw:enhanced-geometry svg:viewBox="0 0 21600 21600" draw:mirror-vertical="true" draw:text-areas="?f7 ?f0 21600 ?f2" draw:type="left-arrow" draw:modifiers="8320.25931928687 6106.693306693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5cm" svg:height="0.8cm" svg:x="9.7cm" svg:y="17.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7cm" svg:height="3.5cm" svg:x="11.3cm" svg:y="15.5cm">
          <text:p text:style-name="P1"><text:span text:style-name="T3">Applications </text:span></text:p>
          <text:p text:style-name="P1"><text:span text:style-name="T3">(Test Suites, </text:span></text:p>
          <text:p text:style-name="P1"><text:span text:style-name="T3">Cert. System, etc.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5" draw:text-style-name="P1" draw:layer="layout" svg:x1="14.5cm" svg:y1="15.5cm" svg:x2="14.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ugene Shatokhin</meta:initial-creator>
    <meta:creation-date>2010-03-05T11:57:38.87</meta:creation-date>
    <dc:date>2010-03-09T23:05:03.65</dc:date>
    <meta:editing-duration>PT04H50M26S</meta:editing-duration>
    <meta:editing-cycles>38</meta:editing-cycles>
    <meta:generator>OpenOffice.org/3.2$Win32 OpenOffice.org_project/320m12$Build-9483</meta:generator>
    <meta:document-statistic meta:object-count="28"/>
  </office:meta>
</office:document-meta>
</file>